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egreya Sans" svg:font-family="'Alegreya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="Circle" draw:marker-start-width="0.45cm" draw:marker-end="Arrow_20_concave" draw:marker-end-width="0.4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27cm"/>
      <style:paragraph-properties style:writing-mode="lr-tb"/>
    </style:style>
    <style:style style:name="gr4" style:family="graphic" style:parent-style-name="standard">
      <style:graphic-properties svg:stroke-width="0.05cm" svg:stroke-color="#168253" draw:marker-start-width="0.275cm" draw:marker-end-width="0.275cm" draw:fill="solid" draw:fill-color="#168253" draw:opacity="50%" draw:textarea-horizontal-align="justify" draw:textarea-vertical-align="middle" draw:auto-grow-height="false" fo:min-height="0.099cm" fo:min-width="0cm" fo:padding-top="0.15cm" fo:padding-bottom="0.15cm" fo:padding-left="0.275cm" fo:padding-right="0.275cm" draw:shadow-opacity="50%"/>
    </style:style>
    <style:style style:name="gr5" style:family="graphic" style:parent-style-name="standard">
      <style:graphic-properties svg:stroke-width="0.05cm" svg:stroke-color="#168253" draw:marker-start-width="0.275cm" draw:marker-end-width="0.275cm" draw:fill="solid" draw:fill-color="#168253" draw:opacity="50%" draw:textarea-horizontal-align="justify" draw:textarea-vertical-align="middle" draw:auto-grow-height="false" fo:min-height="0.149cm" fo:min-width="0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svg:stroke-width="0.05cm" svg:stroke-color="#a7074b" draw:marker-start-width="0.275cm" draw:marker-end-width="0.275cm" draw:fill="solid" draw:fill-color="#a7074b" draw:opacity="50%" draw:textarea-horizontal-align="justify" draw:textarea-vertical-align="middle" draw:auto-grow-height="false" fo:min-height="0.149cm" fo:min-width="0cm" fo:padding-top="0.15cm" fo:padding-bottom="0.15cm" fo:padding-left="0.275cm" fo:padding-right="0.275cm" draw:shadow-opacity="50%"/>
    </style:style>
    <style:style style:name="gr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9" style:family="graphic" style:parent-style-name="objectwithoutfill">
      <style:graphic-properties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Alegreya Sans"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Alegreya Sans" fo:font-size="16pt" style:font-size-asian="16pt" style:font-size-complex="16pt"/>
    </style:style>
    <style:style style:name="P4" style:family="paragraph">
      <loext:graphic-properties draw:fill="solid" draw:fill-color="#168253" draw:opacity="50%"/>
      <style:paragraph-properties fo:text-align="center"/>
    </style:style>
    <style:style style:name="P5" style:family="paragraph">
      <loext:graphic-properties draw:fill="solid" draw:fill-color="#a7074b" draw:opacity="50%"/>
      <style:paragraph-properties fo:text-align="center"/>
    </style:style>
    <style:style style:name="P6" style:family="paragraph">
      <style:text-properties style:font-name="Alegreya Sans"/>
    </style:style>
    <style:style style:name="P7" style:family="paragraph">
      <loext:graphic-properties draw:fill="none" draw:fill-color="#ffffff"/>
      <style:text-properties style:font-name="Alegreya Sans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style:font-name="Alegreya Sans" fo:font-size="16pt" style:font-size-asian="16pt" style:font-size-complex="16pt"/>
    </style:style>
    <style:style style:name="T2" style:family="text">
      <style:text-properties style:font-name="Alegreya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5cm" svg:y1="13.9cm" svg:x2="7.35cm" svg:y2="3.667cm">
          <text:p/>
        </draw:line>
        <draw:line draw:style-name="gr1" draw:text-style-name="P1" draw:layer="layout" svg:x1="7.15cm" svg:y1="13.701cm" svg:x2="17.51cm" svg:y2="13.7cm">
          <text:p/>
        </draw:line>
        <draw:frame draw:style-name="gr2" draw:text-style-name="P3" draw:layer="layout" svg:width="6.477cm" svg:height="1.397cm" draw:transform="rotate (1.5707963267949) translate (5.953cm 10.206cm)">
          <draw:text-box>
            <text:p text:style-name="P2"><text:span text:style-name="T1">Merkmal 2</text:span></text:p>
            <text:p text:style-name="P2"><text:span text:style-name="T1">(bspw. Länge in Minuten)</text:span></text:p>
          </draw:text-box>
        </draw:frame>
        <draw:frame draw:style-name="gr3" draw:text-style-name="P3" draw:layer="layout" svg:width="6.858cm" svg:height="1.377cm" svg:x="10.271cm" svg:y="13.827cm">
          <draw:text-box>
            <text:p text:style-name="P2"><text:span text:style-name="T1">Merkmal 1 </text:span><text:span text:style-name="T1"><text:line-break/></text:span><text:span text:style-name="T1">(bspw. Anzahl der Stimmen)</text:span></text:p>
          </draw:text-box>
        </draw:frame>
        <draw:custom-shape draw:style-name="gr4" draw:text-style-name="P4" draw:layer="layout" svg:width="0.635cm" svg:height="0.635cm" svg:x="8.282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9.571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14.689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10.906cm" svg:y="6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14.681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14.724cm" svg:y="9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13.42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9.555cm" svg:y="10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8.247cm" svg:y="1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5cm" svg:height="0.635cm" svg:x="10.844cm" svg:y="10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35cm" svg:height="0.635cm" svg:x="13.419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778cm" svg:height="0.889cm" svg:x="15.151cm" svg:y="11.941cm">
          <draw:text-box>
            <text:p text:style-name="P6"><text:span text:style-name="T2">(6,1)</text:span></text:p>
          </draw:text-box>
        </draw:frame>
        <draw:frame draw:style-name="gr8" draw:text-style-name="P7" draw:layer="layout" svg:width="1.878cm" svg:height="1.016cm" svg:x="8.774cm" svg:y="5.699cm">
          <draw:text-box>
            <text:p text:style-name="P6"><text:span text:style-name="T2">(3,6)</text:span></text:p>
          </draw:text-box>
        </draw:frame>
        <draw:line draw:style-name="gr9" draw:text-style-name="P8" draw:layer="layout" svg:x1="7.096cm" svg:y1="12.43cm" svg:x2="7.604cm" svg:y2="12.43cm">
          <text:p/>
        </draw:line>
        <draw:line draw:style-name="gr9" draw:text-style-name="P8" draw:layer="layout" svg:x1="7.096cm" svg:y1="11.13cm" svg:x2="7.604cm" svg:y2="11.13cm">
          <text:p/>
        </draw:line>
        <draw:line draw:style-name="gr9" draw:text-style-name="P8" draw:layer="layout" svg:x1="7.096cm" svg:y1="9.93cm" svg:x2="7.604cm" svg:y2="9.93cm">
          <text:p/>
        </draw:line>
        <draw:line draw:style-name="gr9" draw:text-style-name="P8" draw:layer="layout" svg:x1="7.096cm" svg:y1="8.63cm" svg:x2="7.604cm" svg:y2="8.63cm">
          <text:p/>
        </draw:line>
        <draw:line draw:style-name="gr9" draw:text-style-name="P8" draw:layer="layout" svg:x1="7.096cm" svg:y1="7.33cm" svg:x2="7.604cm" svg:y2="7.33cm">
          <text:p/>
        </draw:line>
        <draw:line draw:style-name="gr9" draw:text-style-name="P8" draw:layer="layout" svg:x1="7.096cm" svg:y1="6.13cm" svg:x2="7.604cm" svg:y2="6.13cm">
          <text:p/>
        </draw:line>
        <draw:line draw:style-name="gr9" draw:text-style-name="P8" draw:layer="layout" svg:x1="7.096cm" svg:y1="4.83cm" svg:x2="7.604cm" svg:y2="4.83cm">
          <text:p/>
        </draw:line>
        <draw:line draw:style-name="gr9" draw:text-style-name="P8" draw:layer="layout" svg:x1="7.096cm" svg:y1="12.43cm" svg:x2="7.604cm" svg:y2="12.43cm">
          <text:p/>
        </draw:line>
        <draw:line draw:style-name="gr9" draw:text-style-name="P8" draw:layer="layout" svg:x1="8.593cm" svg:y1="13.946cm" svg:x2="8.593cm" svg:y2="13.438cm">
          <text:p/>
        </draw:line>
        <draw:line draw:style-name="gr9" draw:text-style-name="P8" draw:layer="layout" svg:x1="9.893cm" svg:y1="13.946cm" svg:x2="9.893cm" svg:y2="13.438cm">
          <text:p/>
        </draw:line>
        <draw:line draw:style-name="gr9" draw:text-style-name="P8" draw:layer="layout" svg:x1="11.193cm" svg:y1="13.946cm" svg:x2="11.193cm" svg:y2="13.438cm">
          <text:p/>
        </draw:line>
        <draw:line draw:style-name="gr9" draw:text-style-name="P8" draw:layer="layout" svg:x1="12.393cm" svg:y1="13.946cm" svg:x2="12.393cm" svg:y2="13.438cm">
          <text:p/>
        </draw:line>
        <draw:line draw:style-name="gr9" draw:text-style-name="P8" draw:layer="layout" svg:x1="13.693cm" svg:y1="13.946cm" svg:x2="13.693cm" svg:y2="13.438cm">
          <text:p/>
        </draw:line>
        <draw:line draw:style-name="gr9" draw:text-style-name="P8" draw:layer="layout" svg:x1="14.993cm" svg:y1="13.946cm" svg:x2="14.993cm" svg:y2="13.438cm">
          <text:p/>
        </draw:line>
        <draw:line draw:style-name="gr9" draw:text-style-name="P8" draw:layer="layout" svg:x1="16.293cm" svg:y1="13.946cm" svg:x2="16.293cm" svg:y2="13.438cm">
          <text:p/>
        </draw:line>
        <draw:line draw:style-name="gr9" draw:text-style-name="P8" draw:layer="layout" svg:x1="8.593cm" svg:y1="13.946cm" svg:x2="8.593cm" svg:y2="13.43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egreya Sans" svg:font-family="'Alegreya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HK" style:font-family-asian="'Noto Sans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09:09.437735417</meta:creation-date>
    <dc:date>2021-04-28T16:23:07.793903662</dc:date>
    <meta:editing-duration>PT3M7S</meta:editing-duration>
    <meta:editing-cycles>1</meta:editing-cycles>
    <meta:document-statistic meta:object-count="33"/>
    <meta:generator>LibreOffice/6.4.7.2$Linux_X86_64 LibreOffice_project/40$Build-2</meta:generator>
  </office:meta>
</office:document-meta>
</file>